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57in"/>
    </style:style>
    <style:style style:name="co2" style:family="table-column">
      <style:table-column-properties fo:break-before="auto" style:column-width="1.3091in"/>
    </style:style>
    <style:style style:name="co3" style:family="table-column">
      <style:table-column-properties fo:break-before="auto" style:column-width="1.5953in"/>
    </style:style>
    <style:style style:name="co4" style:family="table-column">
      <style:table-column-properties fo:break-before="auto" style:column-width="1.3709in"/>
    </style:style>
    <style:style style:name="co5" style:family="table-column">
      <style:table-column-properties fo:break-before="auto" style:column-width="1.4457in"/>
    </style:style>
    <style:style style:name="co6" style:family="table-column">
      <style:table-column-properties fo:break-before="auto" style:column-width="1.5709in"/>
    </style:style>
    <style:style style:name="co7" style:family="table-column">
      <style:table-column-properties fo:break-before="auto" style:column-width="1.607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*y</text:p>
          </table:table-cell>
          <table:table-cell office:value-type="string" calcext:value-type="string">
            <text:p>X-media</text:p>
          </table:table-cell>
          <table:table-cell office:value-type="string" calcext:value-type="string">
            <text:p>(x-media)**2</text:p>
          </table:table-cell>
          <table:table-cell office:value-type="string" calcext:value-type="string">
            <text:p>Y-media</text:p>
          </table:table-cell>
          <table:table-cell office:value-type="string" calcext:value-type="string">
            <text:p>(y-media)**2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278,5</text:p>
          </table:table-cell>
          <table:table-cell table:number-columns-repeated="5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375,7</text:p>
          </table:table-cell>
          <table:table-cell table:number-columns-repeated="5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339,5</text:p>
          </table:table-cell>
          <table:table-cell table:number-columns-repeated="5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329,8</text:p>
          </table:table-cell>
          <table:table-cell table:number-columns-repeated="5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295,6</text:p>
          </table:table-cell>
          <table:table-cell table:number-columns-repeated="5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310,3</text:p>
          </table:table-cell>
          <table:table-cell table:number-columns-repeated="5"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string" calcext:value-type="string">
            <text:p>460,5</text:p>
          </table:table-cell>
          <table:table-cell table:number-columns-repeated="5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305,2</text:p>
          </table:table-cell>
          <table:table-cell table:number-columns-repeated="5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288,6</text:p>
          </table:table-cell>
          <table:table-cell table:number-columns-repeated="5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365,7</text:p>
          </table:table-cell>
          <table:table-cell table:number-columns-repeated="5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425,3</text:p>
          </table:table-cell>
          <table:table-cell table:number-columns-repeated="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268,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871556,67</text:p>
          </table:table-cell>
          <table:table-cell/>
          <table:table-cell office:value-type="float" office:value="39282729" calcext:value-type="float">
            <text:p>39282729</text:p>
          </table:table-cell>
        </table:table-row>
        <table:table-row table:style-name="ro1">
          <table:table-cell office:value-type="string" calcext:value-type="string">
            <text:p>xi*yi</text:p>
          </table:table-cell>
          <table:table-cell office:value-type="float" office:value="7240383" calcext:value-type="float">
            <text:p>7240383</text:p>
          </table:table-cell>
          <table:table-cell office:value-type="string" calcext:value-type="string">
            <text:p>ds x</text:p>
          </table:table-cell>
          <table:table-cell office:value-type="string" calcext:value-type="string">
            <text:p>269,500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s y</text:p>
          </table:table-cell>
          <table:table-cell office:value-type="string" calcext:value-type="string">
            <text:p>57,21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X*mediaY</text:p>
          </table:table-cell>
          <table:table-cell/>
          <table:table-cell office:value-type="string" calcext:value-type="string">
            <text:p>denominad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 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 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merador</text:p>
          </table:table-cell>
          <table:table-cell office:value-type="string" calcext:value-type="string">
            <text:p>14249,76389</text:p>
          </table:table-cell>
          <table:table-cell office:value-type="string" calcext:value-type="string">
            <text:p>r=</text:p>
          </table:table-cell>
          <table:table-cell office:value-type="string" calcext:value-type="string">
            <text:p>0,9241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9T17:58:39.934810369</meta:creation-date>
    <dc:date>2022-09-09T18:11:30.578809544</dc:date>
    <meta:editing-duration>PT2M40S</meta:editing-duration>
    <meta:editing-cycles>2</meta:editing-cycles>
    <meta:generator>LibreOffice/7.3.5.2$Linux_X86_64 LibreOffice_project/30$Build-2</meta:generator>
    <meta:document-statistic meta:table-count="1" meta:cell-count="49" meta:object-count="0"/>
  </office:meta>
</office:document-meta>
</file>